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C30000003098395054F37CDC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bfb4" officeooo:paragraph-rsid="0013bfb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document to do encryption on.</text:p>
      <text:p text:style-name="P1"><draw:frame draw:style-name="fr1" draw:name="Image1" text:anchor-type="as-char" svg:width="4.6972in" svg:height="0.4992in" draw:z-index="0"><draw:image xlink:href="Pictures/10000201000001C30000003098395054F37CDC8F.png" xlink:type="simple" xlink:show="embed" xlink:actuate="onLoad"/></draw:frame></text:p>
      <text:p text:style-name="P1">Figure 1: a test logo.</text:p>
      <text:p text:style-name="P1"><draw:frame draw:style-name="fr2" draw:name="Object1" text:anchor-type="as-char" svg:y="-0.2681in" svg:width="0.8154in" svg:height="0.4465in" draw:z-index="1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text:tab/><text:tab/><text:tab/>(1)</text:p>
      <text:p text:style-name="P1">Above should be an equation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9:57:50.028934705</meta:creation-date>
    <dc:date>2017-06-15T20:02:14.440308238</dc:date>
    <meta:editing-duration>PT4M25S</meta:editing-duration>
    <meta:editing-cycles>1</meta:editing-cycles>
    <meta:document-statistic meta:table-count="0" meta:image-count="1" meta:object-count="1" meta:page-count="1" meta:paragraph-count="5" meta:word-count="20" meta:character-count="105" meta:non-whitespace-character-count="81"/>
    <meta:generator>LibreOffice/5.2.5.1$Linux_X86_64 LibreOffice_project/0312e1a284a7d50ca85a365c316c7abbf20a4d22</meta:generator>
  </office:meta>
</office:document-meta>
</file>

<file path=Object 1/content.xml><?xml version="1.0" encoding="utf-8"?>
<math xmlns="http://www.w3.org/1998/Math/MathML" display="block">
  <semantics>
    <mrow>
      <munderover>
        <mo stretchy="false">∫</mo>
        <mn>0</mn>
        <mi mathvariant="normal">∞</mi>
      </munderover>
      <mrow>
        <mfrac>
          <mrow>
            <msup>
              <mi>sin</mi>
              <mn>2</mn>
            </msup>
            <mi>x</mi>
          </mrow>
          <msup>
            <mi>x</mi>
            <mn>2</mn>
          </msup>
        </mfrac>
        <mi mathvariant="italic">dx</mi>
      </mrow>
    </mrow>
    <annotation encoding="StarMath 5.0">int from 0 to infinity { {sin^2 x}over{x^2} dx}</annotation>
  </semantics>
</math>
</file>